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ätsel Wüste</text:p>
      <text:p text:style-name="P2"/>
      <text:list xml:id="list3965794235502463500" text:style-name="L1">
        <text:list-item>
          <text:list>
            <text:list-item>
              <text:p text:style-name="P4">Grabstein: "Asche zu Asche, Staub zu Staub"</text:p>
            </text:list-item>
            <text:list-item>
              <text:p text:style-name="P4">Auffindbare Gegenstände: morscher Ast, seltsamer Stein, Metall, Kokosnuss, Knochen</text:p>
            </text:list-item>
            <text:list-item>
              <text:p text:style-name="P4">Nach Lösung: Abfließen der Quelle, Abfluss als Loch, Leiter in die Tiefe</text:p>
            </text:list-item>
            <text:list-item>
              <text:p text:style-name="P4">Nach Hinabsteigen: Unterirdische Höhle mit alten Ruinen</text:p>
            </text:list-item>
            <text:list-item>
              <text:p text:style-name="P4">Suche nach Meister, Erhalt von Letzem Bauteil</text:p>
            </text:list-item>
          </text:list>
        </text:list-item>
      </text:list>
      <text:p text:style-name="P3"/>
      <text:p text:style-name="P3"/>
      <text:p text:style-name="P3">Nach dem Erkunden der Wüste findet der Spieler die Oase, welche er ebenfalls durchwandern kann. Dabei hat er die Möglichkeit, verschiedene Gegenstände aufzusammeln (morscher Ast, seltsamer Stein, Metall, Kokosnuss, Knochen). Von diesen Gegenständen werden lediglich zwei für das Vorankommen benötigt (seltsamer Stein, Knochen). Neben dem Quellteich ist ein Felsen mit einer Inschrift zu entdecken (Asche zu Asche, Staub zu Staub), darunter eine Einkerbung im Stein. Die Aussage impliziert, dass Gegenstände aus gleichem Material für die vorhandenen Schlösser verwendet werden müssen. Somit muss in das Loch der gefundene Stein eingeführt bzw. dieser erst gesucht werden muss. </text:p>
      <text:p text:style-name="P3">Das zweite Schloss widerum befindet sich unter einem losen Felsen. Hier kann ein seltsam aussehendes, nicht menschliches doch stark ähnliches Skelett gefunden werden. Auf der Unterseite des losen Felsen stehen die Worte "Agamiel, Torwache" geschrieben. Wird nun dem Skelett der gefundene Knochen übergeben, erhält der Spieler das Item "Medaillon des Wassers". Dieses kann nun in den Quellteich geworfen werden, um diesen abzulassen. </text:p>
      <text:p text:style-name="P3">Das Wasser verschwindet über einen Abfluss in der Mitte des Teiches, welcher gleichzeitig als Weg in die Tiefe wirkt. Der Spieler kann nun dieser Leiter in eine unterirdische Höhle folgen, wo eine alte Stadt aus Ruinen zu durchwandern ist. Betritt er diese, erscheint sein Meister und warnt ihn, die Ruhestätte nicht zu stören. Stattdessen erhält der Spieler das letzte Portalstück (Rahmen) und kann nun die Höhle wieder verlasse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35S</meta:editing-duration>
    <meta:editing-cycles>6</meta:editing-cycles>
    <meta:generator>OpenOffice/4.1.3$Win32 OpenOffice.org_project/413m1$Build-9783</meta:generator>
    <dc:date>2017-11-20T08:55:00.84</dc:date>
    <dc:creator>Nico Enders</dc:creator>
    <meta:document-statistic meta:table-count="0" meta:image-count="0" meta:object-count="0" meta:page-count="1" meta:paragraph-count="9" meta:word-count="274" meta:character-count="1856"/>
    <meta:user-defined meta:name="Info 1"/>
    <meta:user-defined meta:name="Info 2"/>
    <meta:user-defined meta:name="Info 3"/>
    <meta:user-defined meta:name="Info 4"/>
  </office:meta>
</office:document-meta>
</file>